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Absender_5f_im_5f_Empfängerfeld">
      <style:text-properties style:font-name="Nimbus Roman No9 L3"/>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line-height="135%"/>
    </style:style>
    <style:style style:name="P7"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5" text:anchor-type="paragraph" svg:x="0.023cm" svg:y="0.007cm" svg:width="7.959cm" draw:z-index="3"><draw:text-box fo:min-height="0.854cm"><text:p text:style-name="P2">Eckhart Arnold <text:span text:style-name="T1">·</text:span> Leichlinger Str. 6 · 40591 Düsseldorf</text:p></draw:text-box></draw:frame><draw:frame draw:style-name="fr1"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2">Tel.: <text:tab/>0211 / 16 75 179<text:line-break/>Mobil:<text:tab/>0179 / 64 50 192<text:line-break/>E-Mail:<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1" draw:name="Rahmen3" text:anchor-type="paragraph" svg:x="8.292cm" svg:y="4.981cm" svg:width="7.721cm" draw:z-index="2"><draw:text-box fo:min-height="0.714cm"><text:p text:style-name="P5">9. September 2006</text:p></draw:text-box></draw:frame><text:line-break/></text:p>
      <text:p text:style-name="Text">Sehr geehrter Herr Professor Jabloner,</text:p>
      <text:p text:style-name="Text">Sehr geehrter Herr Professor Walter, </text:p>
      <text:p text:style-name="Text"/>
      <text:p text:style-name="P6">Haben Sie vielen Dank für Ihr letztes Schreiben! Inzwischen sind noch vier weitere Exemplare der spanischen Übersetzung von Kelsens Voegelin-Kritik eingetroffen, die ich Ihnen anbei mitschicke. Außerdem habe ich meinen Aufsatz über „Voegelin als Schüler Hans Kelsens“ noch einmal überarbeitet und – besonders, was die Verweise und einige noch ausstehende Passagen zu Voegelins frühen Aufsätzen über die Reine Rechtslehre angeht – vervollständigt. Zu Kürzungen habe ich mich allerdings noch nicht entschließen können. Dafür wollte ich lieber Ihren Kommentar abwarten, um an der richtigen Stelle ansetzen zu können. Der Aufsatz liegt in seiner jüngsten Fassung diesem Schreiben ebenfalls bei.</text:p>
      <text:p text:style-name="Text"/>
      <text:p text:style-name="Text"/>
      <text:p text:style-name="Text">Mit den besten Grüßen</text:p>
      <text:p text:style-name="Text"/>
      <text:p text:style-name="Text"/>
      <text:p text:style-name="P7">Eckhart Arno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Eckhart Arnold</meta:initial-creator>
    <meta:creation-date>2006-08-05T16:15:10</meta:creation-date>
    <dc:creator>Eckhart Arnold</dc:creator>
    <dc:date>2006-09-09T13:08:14</dc:date>
    <meta:printed-by>Eckhart Arnold</meta:printed-by>
    <meta:print-date>2006-08-05T17:52:23</meta:print-date>
    <dc:language>de-DE</dc:language>
    <meta:editing-cycles>12</meta:editing-cycles>
    <meta:editing-duration>PT2H4M38S</meta:editing-duration>
    <meta:template xlink:type="simple" xlink:actuate="onRequest" xlink:role="template" xlink:href="../../../.ooo-2.0/user/template/Briefkopf_Kelsen-Institut.ott" xlink:title="Briefkopf_Kelsen-Institut" meta:date="2006-08-05T16:15:10"/>
    <meta:user-defined meta:name="Info 1"/>
    <meta:user-defined meta:name="Info 2"/>
    <meta:user-defined meta:name="Info 3"/>
    <meta:user-defined meta:name="Info 4"/>
    <meta:document-statistic meta:table-count="0" meta:image-count="0" meta:object-count="0" meta:page-count="1" meta:paragraph-count="14" meta:word-count="156" meta:character-count="1095"/>
  </office:meta>
</office:document-meta>
</file>